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fo:text-align="justify" style:justify-single-word="false"/>
      <style:text-properties officeooo:paragraph-rsid="000b4176"/>
    </style:style>
    <style:style style:name="P4" style:family="paragraph" style:parent-style-name="Standard">
      <style:paragraph-properties fo:margin-top="0cm" fo:margin-bottom="0.353cm" style:contextual-spacing="false" fo:line-height="115%"/>
      <style:text-properties style:font-name="Calibri" fo:font-size="11pt" fo:language="fr" fo:country="FR" style:font-size-asian="11pt"/>
    </style:style>
    <style:style style:name="P5" style:family="paragraph" style:parent-style-name="Standard">
      <style:paragraph-properties fo:margin-top="0cm" fo:margin-bottom="0.353cm" style:contextual-spacing="false" fo:line-height="115%" fo:text-align="center" style:justify-single-word="false"/>
      <style:text-properties officeooo:rsid="000c29a0" officeooo:paragraph-rsid="000c29a0"/>
    </style:style>
    <style:style style:name="P6" style:family="paragraph" style:parent-style-name="Standard">
      <style:paragraph-properties fo:margin-top="0cm" fo:margin-bottom="0.353cm" style:contextual-spacing="false" fo:line-height="115%" fo:text-align="justify" style:justify-single-word="false"/>
      <style:text-properties style:font-name="Calibri" fo:font-size="11pt" fo:language="fr" fo:country="FR" officeooo:rsid="000c29a0" officeooo:paragraph-rsid="000c29a0" style:font-size-asian="11pt"/>
    </style:style>
    <style:style style:name="P7" style:family="paragraph" style:parent-style-name="Standard">
      <style:paragraph-properties fo:margin-top="0cm" fo:margin-bottom="0.353cm" style:contextual-spacing="false" fo:line-height="115%" fo:text-align="justify" style:justify-single-word="false"/>
      <style:text-properties style:font-name="Calibri" fo:font-size="11pt" fo:language="fr" fo:country="FR" officeooo:rsid="0011e7e8" officeooo:paragraph-rsid="0011e7e8" style:font-size-asian="11pt"/>
    </style:style>
    <style:style style:name="P8" style:family="paragraph" style:parent-style-name="Standard">
      <style:paragraph-properties fo:margin-top="0cm" fo:margin-bottom="0.353cm" style:contextual-spacing="false" fo:line-height="115%" fo:text-align="justify" style:justify-single-word="false"/>
      <style:text-properties style:font-name="Calibri" fo:font-size="11pt" fo:language="fr" fo:country="FR" officeooo:rsid="0012469b" officeooo:paragraph-rsid="0012469b" style:font-size-asian="11pt"/>
    </style:style>
    <style:style style:name="P9" style:family="paragraph" style:parent-style-name="Standard">
      <style:paragraph-properties fo:margin-top="0cm" fo:margin-bottom="0.353cm" style:contextual-spacing="false" fo:line-height="115%" fo:text-align="center" style:justify-single-word="false"/>
    </style:style>
    <style:style style:name="P10" style:family="paragraph" style:parent-style-name="Standard" style:master-page-name="Standard">
      <style:paragraph-properties fo:margin-top="0cm" fo:margin-bottom="0.353cm" style:contextual-spacing="false" fo:line-height="115%" fo:text-align="justify" style:justify-single-word="false" style:page-number="auto"/>
      <style:text-properties officeooo:rsid="0014449a" officeooo:paragraph-rsid="0014449a"/>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095902" style:font-size-asian="11pt"/>
    </style:style>
    <style:style style:name="T3" style:family="text">
      <style:text-properties style:font-name="Calibri" fo:font-size="11pt" fo:language="fr" fo:country="FR" officeooo:rsid="000a86d5" style:font-size-asian="11pt"/>
    </style:style>
    <style:style style:name="T4" style:family="text">
      <style:text-properties style:font-name="Calibri" fo:font-size="11pt" fo:language="fr" fo:country="FR" officeooo:rsid="000ac745" style:font-size-asian="11pt"/>
    </style:style>
    <style:style style:name="T5" style:family="text">
      <style:text-properties style:font-name="Calibri" fo:font-size="11pt" fo:language="fr" fo:country="FR" officeooo:rsid="000b4176" style:font-size-asian="11pt"/>
    </style:style>
    <style:style style:name="T6" style:family="text">
      <style:text-properties style:font-name="Calibri" fo:font-size="11pt" fo:language="fr" fo:country="FR" officeooo:rsid="000b4c0a" style:font-size-asian="11pt"/>
    </style:style>
    <style:style style:name="T7" style:family="text">
      <style:text-properties style:font-name="Calibri" fo:font-size="11pt" fo:language="fr" fo:country="FR" officeooo:rsid="0014449a" style:font-size-asian="11pt"/>
    </style:style>
    <style:style style:name="T8" style:family="text">
      <style:text-properties officeooo:rsid="000ebef5"/>
    </style:style>
    <style:style style:name="T9" style:family="text">
      <style:text-properties officeooo:rsid="000f6f99"/>
    </style:style>
    <style:style style:name="T10" style:family="text">
      <style:text-properties officeooo:rsid="0010c57b"/>
    </style:style>
    <style:style style:name="T11" style:family="text">
      <style:text-properties officeooo:rsid="0012469b"/>
    </style:style>
    <style:style style:name="T12" style:family="text">
      <style:text-properties officeooo:rsid="001444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ello, I'm Dennis, I'm the neurologist working on this headset and i will try to explain you <text:s/>how it works.</text:p>
      <text:p text:style-name="P2"/>
      <text:p text:style-name="P2"><text:span text:style-name="T1">Diapo: how </text:span><text:span text:style-name="T2">does </text:span><text:span text:style-name="T1">it read your mind ?</text:span></text:p>
      <text:p text:style-name="P1"><text:span text:style-name="T1"><text:tab/>Thanks to our technology, the user became a hypnotist. He hypnotize his own character in the virtual wor</text:span><text:span text:style-name="T7">l</text:span><text:span text:style-name="T1">d even if he is not talented in that. Even if he has no idea how to hypnotize someone. To resume, the user </text:span><text:span text:style-name="T2">hypnotize</text:span><text:span text:style-name="T1"> himself. You can see on this picture that it's the same parts of the brain which are activated when you are hypnotized and when you are using our wonderful headset.</text:span></text:p>
      <text:p text:style-name="P4"/>
      <text:p text:style-name="P2"><text:span text:style-name="T2">But </text:span><text:span text:style-name="T1">How </text:span><text:span text:style-name="T2">is it </text:span><text:span text:style-name="T1">possible ?</text:span></text:p>
      <text:p text:style-name="P3"><text:span text:style-name="T1"><text:tab/>The headset intercept</text:span><text:span text:style-name="T3">s</text:span><text:span text:style-name="T1"> the nerve signals that the brain send</text:span><text:span text:style-name="T3">s</text:span><text:span text:style-name="T1"> to </text:span><text:span text:style-name="T4">y</text:span><text:span text:style-name="T1">our body. For example if you want to bend your arm. Your brain send the information trough the nerves. But here, at the bottom of the user's brain, the device </text:span><text:span text:style-name="T5">stop</text:span><text:span text:style-name="T6">s</text:span><text:span text:style-name="T1"> the signal sending electro-magnetic waves, </text:span><text:span text:style-name="T5">s</text:span><text:span text:style-name="T1">o it prevents the arm to bending.</text:span><text:span text:style-name="T5"> Besides,</text:span><text:span text:style-name="T1"> the propagation of the nerve signal </text:span><text:span text:style-name="T5">is redirected by the headset </text:span><text:span text:style-name="T6">then it could read the signal.</text:span></text:p>
      <text:p text:style-name="P3"/>
      <text:p text:style-name="P5"><text:span text:style-name="T6">W</text:span><text:span text:style-name="T1">hat kind of signal is it ?</text:span></text:p>
      <text:p text:style-name="P6"><text:tab/>We get a sinusoid ! Now we have to translate it in a tought. I succeed to do that in analyzing the amplitude, the phase, and other caracteritics of the wave but principally the frequency !</text:p>
      <text:p text:style-name="P6"/>
      <text:p text:style-name="P6"><text:tab/><text:span text:style-name="T8">In the brain, there are different waves, the most important for us is the theta wave : it's the wave of hynosis, meditation and slight sleep. That's the wave we send to stop the others as we've seen before.</text:span></text:p>
      <text:p text:style-name="P6"><text:tab/><text:span text:style-name="T9">Thanks to this wave we could analyze the others :</text:span></text:p>
      <text:p text:style-name="P6">- <text:span text:style-name="T9">Delta wave aslo known as slow-wave sleep. When we get this wave we could deconnect the user because he is sleeping in the virtual and in the real world, so we could let him dream in the real world. It's also the wave which let us know if the user become schizophrenic because of the virtual world. In case of schizophrenia, we ban the user from the virtual game for one week.</text:span></text:p>
      <text:p text:style-name="P6"/>
      <text:p text:style-name="P6"><text:soft-page-break/>-<text:span text:style-name="T10">Alpha and mu waves are almost the same. We found them when the user is thinking quietly. We don't interact <text:s/>a lot with this wave.</text:span></text:p>
      <text:p text:style-name="P6"/>
      <text:p text:style-name="P6">-<text:span text:style-name="T10">beta wave : it's the wave we get all the time because it's the wave dealing with active concentration and muscle contractions. It could mean anything so we analyze it more precisly than the others.</text:span></text:p>
      <text:p text:style-name="P6"/>
      <text:p text:style-name="P7">-Finally : gamma wave. It shows big cerebral activity, problem resolution <text:span text:style-name="T12">or</text:span> creativity. <text:span text:style-name="T11">We use this kind of wave to create the world where the user plays.</text:span></text:p>
      <text:p text:style-name="P7"/>
      <text:p text:style-name="P8"><text:span text:style-name="T12">It's finish for me. </text:span>Now i let my collegue jasone, pass on to the development part.</text:p>
      <text:p text:style-name="P6"/>
      <text:p text:style-name="P6"/>
      <text:p text:style-name="P6"/>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3T14:00:06.542604102</dc:date>
    <dc:creator>dennisman </dc:creator>
    <meta:generator>LibreOffice/4.2.8.2$Linux_X86_64 LibreOffice_project/420m0$Build-2</meta:generator>
    <meta:editing-duration>PT34M26S</meta:editing-duration>
    <meta:editing-cycles>6</meta:editing-cycles>
    <meta:document-statistic meta:table-count="0" meta:image-count="0" meta:object-count="0" meta:page-count="2" meta:paragraph-count="14" meta:word-count="445" meta:character-count="2382" meta:non-whitespace-character-count="1944"/>
  </office:meta>
</office:document-meta>
</file>